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6060.484551" calcext:value-type="float">
            <text:p>606060.48455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$B$2]*[.D3]" office:value-type="float" office:value="64" calcext:value-type="float">
            <text:p>64</text:p>
          </table:table-cell>
          <table:table-cell table:formula="of:=[.$C$2]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8731.277474" calcext:value-type="float">
            <text:p>608731.27747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$B$2]*[.D4]" office:value-type="float" office:value="128" calcext:value-type="float">
            <text:p>128</text:p>
          </table:table-cell>
          <table:table-cell table:formula="of:=[.$C$2]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78842.392192" calcext:value-type="float">
            <text:p>278842.392192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$B$2]*[.D5]" office:value-type="float" office:value="256" calcext:value-type="float">
            <text:p>256</text:p>
          </table:table-cell>
          <table:table-cell table:formula="of:=[.$C$2]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24490.872438" calcext:value-type="float">
            <text:p>124490.872438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$B$2]*[.D6]" office:value-type="float" office:value="512" calcext:value-type="float">
            <text:p>512</text:p>
          </table:table-cell>
          <table:table-cell table:formula="of:=[.$C$2]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540.509569" calcext:value-type="float">
            <text:p>101540.50956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$B$2]*[.D7]" office:value-type="float" office:value="992" calcext:value-type="float">
            <text:p>992</text:p>
          </table:table-cell>
          <table:table-cell table:formula="of:=[.$C$2]*[.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18349.245067" calcext:value-type="float">
            <text:p>118349.245067</text:p>
          </table:table-cell>
        </table:table-row>
        <table:table-row table:style-name="ro1">
          <table:table-cell table:formula="of:=[.A7]" office:value-type="string" office:string-value="c3.8xlarge" calcext:value-type="string">
            <text:p>c3.8xlarge</text:p>
          </table:table-cell>
          <table:table-cell table:formula="of:=[.$B$2]*[.D8]" office:value-type="float" office:value="1024" calcext:value-type="float">
            <text:p>1024</text:p>
          </table:table-cell>
          <table:table-cell table:formula="of:=[.$C$2]*[.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761.393824" calcext:value-type="float">
            <text:p>101761.393824</text:p>
          </table:table-cell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07333.425058" calcext:value-type="float">
            <text:p>707333.425058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B$2]*[.$D3]" office:value-type="float" office:value="64" calcext:value-type="float">
            <text:p>64</text:p>
          </table:table-cell>
          <table:table-cell table:formula="of:=[.C$2]*[.$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table:formula="of:=[.G2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17702.082362" calcext:value-type="float">
            <text:p>717702.082362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B$2]*[.$D4]" office:value-type="float" office:value="128" calcext:value-type="float">
            <text:p>128</text:p>
          </table:table-cell>
          <table:table-cell table:formula="of:=[.C$2]*[.$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table:formula="of:=[.F3]" office:value-type="float" office:value="128" calcext:value-type="float">
            <text:p>128</text:p>
          </table:table-cell>
          <table:table-cell table:formula="of:=[.G3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656.053535" calcext:value-type="float">
            <text:p>329656.05353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B$2]*[.$D5]" office:value-type="float" office:value="256" calcext:value-type="float">
            <text:p>256</text:p>
          </table:table-cell>
          <table:table-cell table:formula="of:=[.C$2]*[.$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table:formula="of:=[.F4]" office:value-type="float" office:value="128" calcext:value-type="float">
            <text:p>128</text:p>
          </table:table-cell>
          <table:table-cell table:formula="of:=[.G4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41611.249829" calcext:value-type="float">
            <text:p>141611.249829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B$2]*[.$D6]" office:value-type="float" office:value="512" calcext:value-type="float">
            <text:p>512</text:p>
          </table:table-cell>
          <table:table-cell table:formula="of:=[.C$2]*[.$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table:formula="of:=[.F5]" office:value-type="float" office:value="128" calcext:value-type="float">
            <text:p>128</text:p>
          </table:table-cell>
          <table:table-cell table:formula="of:=[.G5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3347.247137" calcext:value-type="float">
            <text:p>123347.247137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7]" office:value-type="float" office:value="992" calcext:value-type="float">
            <text:p>992</text:p>
          </table:table-cell>
          <table:table-cell table:formula="of:=[.C$2]*[.$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1024000" calcext:value-type="float">
            <text:p>1024000</text:p>
          </table:table-cell>
          <table:table-cell table:formula="of:=[.F6]" office:value-type="float" office:value="128" calcext:value-type="float">
            <text:p>128</text:p>
          </table:table-cell>
          <table:table-cell table:formula="of:=[.G6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30417.001379" calcext:value-type="float">
            <text:p>130417.00137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8]" office:value-type="float" office:value="1024" calcext:value-type="float">
            <text:p>1024</text:p>
          </table:table-cell>
          <table:table-cell table:formula="of:=[.C$2]*[.$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18191.3636" calcext:value-type="float">
            <text:p>118191.3636</text:p>
          </table:table-cell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89954.257468" calcext:value-type="float">
            <text:p>989954.2574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formula="of:=[.E2]" office:value-type="float" office:value="2048000" calcext:value-type="float">
            <text:p>2048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48884.724092" calcext:value-type="float">
            <text:p>948884.7240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2048000" calcext:value-type="float">
            <text:p>2048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36453.319604" calcext:value-type="float">
            <text:p>436453.3196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table:formula="of:=[.E4]" office:value-type="float" office:value="2048000" calcext:value-type="float">
            <text:p>2048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2327.732771" calcext:value-type="float">
            <text:p>222327.7327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  <table:table-cell table:formula="of:=[.E5]" office:value-type="float" office:value="2048000" calcext:value-type="float">
            <text:p>2048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42540.357738" calcext:value-type="float">
            <text:p>142540.3577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2048000" calcext:value-type="float">
            <text:p>2048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53561.914008" calcext:value-type="float">
            <text:p>153561.914008</text:p>
          </table:table-cell>
        </table:table-row>
      </table:table>
      <table:table table:name="4096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1662410.21971" calcext:value-type="float">
            <text:p>1662410.2197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4096000" calcext:value-type="float">
            <text:p>4096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1651288.394817" calcext:value-type="float">
            <text:p>1651288.394817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4096000" calcext:value-type="float">
            <text:p>4096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623794.651844" calcext:value-type="float">
            <text:p>623794.651844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4096000" calcext:value-type="float">
            <text:p>4096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32313.373711" calcext:value-type="float">
            <text:p>332313.37371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4096000" calcext:value-type="float">
            <text:p>4096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45119.611572" calcext:value-type="float">
            <text:p>345119.611572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4096000" calcext:value-type="float">
            <text:p>4096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06498.767654" calcext:value-type="float">
            <text:p>306498.767654</text:p>
          </table:table-cell>
        </table:table-row>
      </table:table>
      <table:table table:name="819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192000" calcext:value-type="float">
            <text:p>819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4165961.478753" calcext:value-type="float">
            <text:p>4165961.478753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8192000" calcext:value-type="float">
            <text:p>819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4119872.889134" calcext:value-type="float">
            <text:p>4119872.88913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8192000" calcext:value-type="float">
            <text:p>8192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1764872.638065" calcext:value-type="float">
            <text:p>1764872.63806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8192000" calcext:value-type="float">
            <text:p>8192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738972.684161" calcext:value-type="float">
            <text:p>738972.68416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8192000" calcext:value-type="float">
            <text:p>8192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412980.276088" calcext:value-type="float">
            <text:p>412980.276088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8192000" calcext:value-type="float">
            <text:p>8192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485093.26205" calcext:value-type="float">
            <text:p>485093.26205</text:p>
          </table:table-cell>
        </table:table-row>
        <table:table-row table:style-name="ro1">
          <table:table-cell table:formula="of:=[.A7]" office:value-type="string" office:string-value="c3.8xlarge" calcext:value-type="string">
            <text:p>c3.8xlarge</text:p>
          </table:table-cell>
          <table:table-cell table:formula="of:=[.B7]" office:value-type="float" office:value="1024" calcext:value-type="float">
            <text:p>1024</text:p>
          </table:table-cell>
          <table:table-cell table:formula="of:=[.C7]" office:value-type="float" office:value="3456" calcext:value-type="float">
            <text:p>3456</text:p>
          </table:table-cell>
          <table:table-cell table:formula="of:=[.D7]" office:value-type="float" office:value="32" calcext:value-type="float">
            <text:p>32</text:p>
          </table:table-cell>
          <table:table-cell table:formula="of:=[.E7]" office:value-type="float" office:value="8192000" calcext:value-type="float">
            <text:p>819200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40960" calcext:value-type="float">
            <text:p>40960</text:p>
          </table:table-cell>
          <table:table-cell office:value-type="float" office:value="226170.522583" calcext:value-type="float">
            <text:p>226170.522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1:35:19.573196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rdner</meta:initial-creator>
    <meta:creation-date>2016-10-04T07:31:31.788721855</meta:creation-date>
    <meta:generator>LibreOffice/4.2.8.2$Linux_X86_64 LibreOffice_project/420m0$Build-2</meta:generator>
    <dc:date>2016-10-13T13:21:12.226637707</dc:date>
    <meta:editing-duration>PT16H48S</meta:editing-duration>
    <meta:editing-cycles>54</meta:editing-cycles>
    <meta:document-statistic meta:table-count="5" meta:cell-count="418" meta:object-count="0"/>
  </office:meta>
</office:document-meta>
</file>